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color="#ffffff" style:font-name="Arial Black" fo:font-size="44pt" fo:font-weight="bold" style:font-size-asian="44pt" style:font-size-complex="4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4pt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agniemy być w Twej chwale</text:span><text:span text:style-name="T1"><text:line-break/></text:span><text:span text:style-name="T1">Poznawać łaskę Twą</text:span><text:span text:style-name="T1"><text:line-break/></text:span><text:span text:style-name="T1">Być w Twojej obecności</text:span><text:span text:style-name="T1"><text:line-break/></text:span><text:span text:style-name="T1">Wpatrywać się w Twą twarz</text:span><text:span text:style-name="T1"><text:line-break/></text:span><text:span text:style-name="T1">Kłaniamy się przed Tobą,</text:span><text:span text:style-name="T1"><text:line-break/></text:span><text:span text:style-name="T1">by słuchać Twoich słów.</text:span><text:span text:style-name="T1"><text:line-break/></text:span><text:span text:style-name="T1"><text:line-break/></text:span><text:span text:style-name="T1">Witamy Cię w tym miejscu</text:span><text:span text:style-name="T1"><text:line-break/></text:span><text:span text:style-name="T1">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8:20:56</meta:creation-date>
    <dc:date>2014-02-09T12:06:52.475000000</dc:date>
    <dc:language>pl-PL</dc:language>
    <meta:editing-cycles>9</meta:editing-cycles>
    <meta:editing-duration>PT4M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